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944in" style:rel-column-width="10357*"/>
    </style:style>
    <style:style style:name="Table1.B" style:family="table-column">
      <style:table-column-properties style:column-width="5.8326in" style:rel-column-width="55178*"/>
    </style:style>
    <style:style style:name="Table1.A1" style:family="table-cell">
      <style:table-cell-properties style:vertical-align="middle"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.1.1" style:family="table-cell">
      <style:table-cell-properties fo:padding="0.0382in" fo:border="0.0007in solid #000000"/>
    </style:style>
    <style:style style:name="Table1.B1.1.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2" style:family="table-cell">
      <style:table-cell-properties style:vertical-align="middle" fo:background-color="#666666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Header">
      <style:text-properties style:font-name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Standard">
      <style:text-properties style:font-name="Arial1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1" fo:font-weight="bold" style:font-weight-asian="bold" style:font-weight-complex="bold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Arial1" fo:font-weight="bold" style:font-weight-asian="bold" style:font-weight-complex="bold"/>
    </style:style>
    <style:style style:name="P10" style:family="paragraph" style:parent-style-name="Text_20_body">
      <style:paragraph-properties fo:line-height="100%" style:shadow="none"/>
      <style:text-properties style:font-name="Arial1" fo:font-style="italic" style:font-style-asian="italic" style:font-style-complex="italic"/>
    </style:style>
    <style:style style:name="P11" style:family="paragraph" style:parent-style-name="Text_20_body">
      <style:paragraph-properties fo:margin-top="0in" fo:margin-bottom="0.0598in"/>
      <style:text-properties style:font-name="Arial" fo:font-size="10pt" fo:font-weight="bold"/>
    </style:style>
    <style:style style:name="P12" style:family="paragraph" style:parent-style-name="Text_20_body" style:master-page-name="">
      <style:paragraph-properties fo:margin-top="0in" fo:margin-bottom="0.0598in" fo:line-height="100%" style:shadow="none"/>
      <style:text-properties style:font-name="Arial" fo:font-size="10pt"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Arial1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iana academic standards addressed by this activity: 9.3.3, 9.3.6</text:p>
      <text:p text:style-name="P2"/>
      <text:p text:style-name="P5"><text:span text:style-name="T2">Romeo and Juliet </text:span>Timeline</text:p>
      <text:p text:style-name="P2"/>
      <text:p text:style-name="P6">In writing <text:span text:style-name="T1">Romeo and Juliet</text:span>, Shakespeare re-told an old story. He condensed the action from several months to just 5 days, adding a sense of urgency to every event. In this activity, you will explore cause-and-effect relationships. You will also create a timeline for the play. </text:p>
      <text:p text:style-name="P6"/>
      <text:p text:style-name="P2">Directions: Cut the events listed and paste them into the table below in the order that they happen in the play. <text:span text:style-name="T3">To cut, highlight the sentence. From the Edit menu, select “Cut.” To paste, place the cursor where you want the sentence to appear, then select “paste” from the Edit menu. As a shortcut, you can hold down the Ctrl key and type X to cut, hold down Ctrl and type V to paste. </text:span></text:p>
      <text:p text:style-name="P4"/>
      <text:p text:style-name="P12">Prince Escalus decrees that the next person who starts a public fight will face the death penalty. </text:p>
      <text:p text:style-name="P11">Juliet stabs herself.</text:p>
      <text:p text:style-name="P11">Friar Lawrence discovers that his message did not reach Romeo.</text:p>
      <text:p text:style-name="P11">Romeo overhears Juliet on her balcony, pledging her love to him; they agree to get married.</text:p>
      <text:p text:style-name="P11">Juliet apologizes to her father for refusing to marry Paris.</text:p>
      <text:p text:style-name="P11">Romeo drinks poison.</text:p>
      <text:p text:style-name="P11">Romeo kills Tybalt to avenge the death of Mercutio.</text:p>
      <text:p text:style-name="P11">Montague and Capulet shake hands and promise to build gold statues of each other's children.</text:p>
      <text:p text:style-name="P11">Prince Escalus banishes Romeo.</text:p>
      <text:p text:style-name="P11">Benvolio takes Romeo to the Capulet's party, hoping to get his mind off Rosaline. </text:p>
      <text:p text:style-name="P11">Juliet's family lays her to rest in the Capulet burial vault.</text:p>
      <text:p text:style-name="P11">Lord Capulet moves the wedding from Thursday to Wednesday.</text:p>
      <text:p text:style-name="P11">Romeo kills Paris. </text:p>
      <text:p text:style-name="P11">Balthasar tells Romeo that Juliet is dead.</text:p>
      <text:p text:style-name="P11">Romeo and Juliet, now husband and wife, part at dawn. </text:p>
      <text:p text:style-name="P11">Romeo and Juliet meet. </text:p>
      <text:p text:style-name="P11">Tybalt kills Mercutio. </text:p>
      <text:p text:style-name="P11">The nurse advises Juliet to marry Paris; Juliet asks Friar Lawrence for help. </text:p>
      <text:p text:style-name="P11">Friar Lawrence reveals that Romeo and Juliet were married.</text:p>
      <text:p text:style-name="P11">Juliet drinks the sleeping potion Friar Lawrence gave her. </text:p>
      <text:p text:style-name="P10">When you have finished, make sure your name is in the header. Delete the paragraphs in italics and any blank lines so the timeline will fit on one page. Print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unday</text:p>
          </table:table-cell>
          <table:table-cell>
            <table:table table:is-sub-table="true">
              <table:table-column table:style-name="Table1.B"/>
              <table:table-row>
                <table:table-cell table:style-name="Table1.B1.1.1" office:value-type="string">
                  <text:p text:style-name="P8">The servants of the Capulets and Montagues start a brawl in the streets of Verona.</text:p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9">Monday</text:p>
          </table:table-cell>
          <table:table-cell>
            <table:table table:is-sub-table="true">
              <table:table-column table:style-name="Table1.B"/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9">Tuesday</text:p>
          </table:table-cell>
          <table:table-cell>
            <table:table table:is-sub-table="true">
              <table:table-column table:style-name="Table1.B"/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9">Wednesday</text:p>
          </table:table-cell>
          <table:table-cell>
            <table:table table:is-sub-table="true">
              <table:table-column table:style-name="Table1.B"/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9">Thursday</text:p>
          </table:table-cell>
          <table:table-cell>
            <table:table table:is-sub-table="true">
              <table:table-column table:style-name="Table1.B"/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  <table:table-row>
                <table:table-cell table:style-name="Table1.B1.1.2" office:value-type="string">
                  <text:p text:style-name="P7"/>
                </table:table-cell>
              </table:table-row>
            </table:table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style:font-name="Arial1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Please type your name here.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C. Beard</meta:initial-creator>
    <meta:creation-date>2007-07-04T13:06:49</meta:creation-date>
    <dc:creator>C. Beard</dc:creator>
    <dc:date>2007-07-08T08:18:51</dc:date>
    <dc:language>en-US</dc:language>
    <meta:editing-cycles>33</meta:editing-cycles>
    <meta:editing-duration>PT7H2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2" meta:word-count="370" meta:character-count="2143"/>
  </office:meta>
</office:document-meta>
</file>